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Barlow" style:font-family-asian="Barlow" style:font-family-complex="Barlow" fo:background-color="transparent" style:use-window-font-color="true"/>
    </style:style>
    <style:style style:name="T2" style:family="text">
      <style:text-properties fo:font-size="11.00pt" fo:font-weight="normal" fo:font-family="Barlow" style:font-family-asian="Barlow" style:font-family-complex="Barlow" fo:background-color="transparent" fo:color="#ff0000"/>
    </style:style>
    <style:style style:name="T3" style:family="text">
      <style:text-properties fo:font-size="11.00pt" fo:font-weight="normal" fo:font-family="Barlow" style:font-family-asian="Barlow" style:font-family-complex="Barlow" fo:background-color="transparent" style:use-window-font-color="true"/>
    </style:style>
    <style:style style:name="T4" style:family="text">
      <style:text-properties fo:font-size="11.00pt" fo:font-weight="normal" fo:font-family="Barlow" style:font-family-asian="Barlow" style:font-family-complex="Barlow" fo:background-color="transparent" fo:color="#ff0000"/>
    </style:style>
    <style:style style:name="T5" style:family="text">
      <style:text-properties fo:font-size="11.00pt" fo:font-weight="normal" fo:font-family="Barlow" style:font-family-asian="Barlow" style:font-family-complex="Barlow" fo:background-color="transparent" style:use-window-font-color="true"/>
    </style:style>
    <style:style style:name="T6" style:family="text">
      <style:text-properties fo:font-size="11.00pt" fo:font-weight="normal" fo:font-family="Barlow" style:font-family-asian="Barlow" style:font-family-complex="Barlow" fo:background-color="transparent" fo:color="#ff0000"/>
    </style:style>
    <style:style style:name="T7" style:family="text">
      <style:text-properties fo:font-size="11.00pt" fo:font-weight="normal" fo:font-family="Barlow" style:font-family-asian="Barlow" style:font-family-complex="Barlow" fo:background-color="transparent" style:use-window-font-color="true"/>
    </style:style>
    <style:style style:name="T8" style:family="text">
      <style:text-properties fo:font-size="11.00pt" fo:font-weight="normal" fo:font-family="Barlow" style:font-family-asian="Barlow" style:font-family-complex="Barlow" fo:background-color="transparent" fo:color="#ff0000"/>
    </style:style>
    <style:style style:name="T9" style:family="text">
      <style:text-properties fo:font-size="11.00pt" fo:font-weight="normal" fo:font-family="Barlow" style:font-family-asian="Barlow" style:font-family-complex="Barlow" fo:background-color="transparent" style:use-window-font-color="true"/>
    </style:style>
    <style:style style:name="T10" style:family="text">
      <style:text-properties fo:font-size="11.00pt" fo:font-weight="normal" fo:font-family="Barlow" style:font-family-asian="Barlow" style:font-family-complex="Barlow" fo:background-color="transparent" fo:color="#ff0000"/>
    </style:style>
    <style:style style:name="T11" style:family="text">
      <style:text-properties fo:font-size="11.00pt" fo:font-weight="normal" fo:font-family="Barlow" style:font-family-asian="Barlow" style:font-family-complex="Barlow" fo:background-color="transparent" style:use-window-font-color="true"/>
    </style:style>
    <style:style style:name="T12" style:family="text">
      <style:text-properties fo:font-size="11.00pt" fo:font-weight="normal" fo:font-family="Barlow" style:font-family-asian="Barlow" style:font-family-complex="Barlow" fo:background-color="transparent" fo:color="#ff0000"/>
    </style:style>
    <style:style style:name="T13" style:family="text">
      <style:text-properties fo:font-size="11.00pt" fo:font-weight="normal" fo:font-family="Barlow" style:font-family-asian="Barlow" style:font-family-complex="Barlow" fo:background-color="transparent" style:use-window-font-color="true"/>
    </style:style>
    <style:style style:name="T14" style:family="text">
      <style:text-properties fo:font-size="11.00pt" fo:font-weight="normal" fo:font-family="Barlow" style:font-family-asian="Barlow" style:font-family-complex="Barlow" fo:background-color="transparent" style:use-window-font-color="true"/>
    </style:style>
    <style:style style:name="T15" style:family="text">
      <style:text-properties fo:font-size="11.00pt" fo:font-weight="normal" fo:font-family="Barlow" style:font-family-asian="Barlow" style:font-family-complex="Barlow" fo:background-color="transparent" style:use-window-font-color="true"/>
    </style:style>
    <style:style style:name="T16" style:family="text">
      <style:text-properties fo:font-size="11.00pt" fo:font-weight="normal" fo:font-family="Barlow" style:font-family-asian="Barlow" style:font-family-complex="Barlow" fo:background-color="transparent" fo:color="#ff0000"/>
    </style:style>
    <style:style style:name="T17" style:family="text">
      <style:text-properties fo:font-size="11.00pt" fo:font-weight="normal" fo:font-family="Barlow" style:font-family-asian="Barlow" style:font-family-complex="Barlow" fo:background-color="transparent" style:use-window-font-color="true"/>
    </style:style>
    <style:style style:name="T18" style:family="text">
      <style:text-properties fo:font-size="11.00pt" fo:font-weight="normal" fo:font-family="Barlow" style:font-family-asian="Barlow" style:font-family-complex="Barlow" fo:background-color="transparent" fo:color="#ff0000"/>
    </style:style>
    <style:style style:name="T19" style:family="text">
      <style:text-properties fo:font-size="11.00pt" fo:font-weight="normal" fo:font-family="Barlow" style:font-family-asian="Barlow" style:font-family-complex="Barlow" fo:background-color="transparent" style:use-window-font-color="true"/>
    </style:style>
    <style:style style:name="T20" style:family="text">
      <style:text-properties fo:font-size="11.00pt" fo:font-weight="normal" fo:font-family="Barlow" style:font-family-asian="Barlow" style:font-family-complex="Barlow" fo:background-color="transparent" fo:color="#ff0000"/>
    </style:style>
    <style:style style:name="T21" style:family="text">
      <style:text-properties fo:font-size="11.00pt" fo:font-weight="normal" fo:font-family="Barlow" style:font-family-asian="Barlow" style:font-family-complex="Barlow" fo:background-color="transparent" style:use-window-font-color="true"/>
    </style:style>
    <style:style style:name="T22" style:family="text">
      <style:text-properties fo:font-size="11.00pt" fo:font-weight="normal" fo:font-family="Barlow" style:font-family-asian="Barlow" style:font-family-complex="Barlow" fo:background-color="transparent" fo:color="#ff0000"/>
    </style:style>
    <style:style style:name="T23" style:family="text">
      <style:text-properties fo:font-size="11.00pt" fo:font-weight="normal" fo:font-family="Barlow" style:font-family-asian="Barlow" style:font-family-complex="Barlow" fo:background-color="transparent" style:use-window-font-color="true"/>
    </style:style>
    <style:style style:name="T24" style:family="text">
      <style:text-properties fo:font-size="11.00pt" fo:font-weight="normal" fo:font-family="Barlow" style:font-family-asian="Barlow" style:font-family-complex="Barlow" fo:background-color="transparent" fo:color="#ff0000"/>
    </style:style>
    <style:style style:name="T25" style:family="text">
      <style:text-properties fo:font-size="11.00pt" fo:font-weight="normal" fo:font-family="Barlow" style:font-family-asian="Barlow" style:font-family-complex="Barlow" fo:background-color="transparent" style:use-window-font-color="true"/>
    </style:style>
    <style:style style:name="T26" style:family="text">
      <style:text-properties fo:font-size="11.00pt" fo:font-weight="normal" fo:font-family="Barlow" style:font-family-asian="Barlow" style:font-family-complex="Barlow" fo:background-color="transparent" fo:color="#ff0000"/>
    </style:style>
    <style:style style:name="T27" style:family="text">
      <style:text-properties fo:font-size="11.00pt" fo:font-weight="normal" fo:font-family="Barlow" style:font-family-asian="Barlow" style:font-family-complex="Barlow" fo:background-color="transparent" style:use-window-font-color="true"/>
    </style:style>
    <style:style style:name="T28" style:family="text">
      <style:text-properties fo:font-size="11.00pt" fo:font-weight="normal" fo:font-family="Barlow" style:font-family-asian="Barlow" style:font-family-complex="Barlow" fo:background-color="transparent" fo:color="#ff0000"/>
    </style:style>
    <style:style style:name="T29" style:family="text">
      <style:text-properties fo:font-size="11.00pt" fo:font-weight="normal" fo:font-family="Barlow" style:font-family-asian="Barlow" style:font-family-complex="Barlow" fo:background-color="transparent" style:use-window-font-color="true"/>
    </style:style>
    <style:style style:name="T30" style:family="text">
      <style:text-properties fo:font-size="11.00pt" fo:font-weight="normal" fo:font-family="Barlow" style:font-family-asian="Barlow" style:font-family-complex="Barlow" fo:background-color="transparent" fo:color="#ff0000"/>
    </style:style>
    <style:style style:name="T31" style:family="text">
      <style:text-properties fo:font-size="11.00pt" fo:font-weight="normal" fo:font-family="Barlow" style:font-family-asian="Barlow" style:font-family-complex="Barlow" fo:background-color="transparent" style:use-window-font-color="true"/>
    </style:style>
    <style:style style:name="T32" style:family="text">
      <style:text-properties fo:font-size="11.00pt" fo:font-weight="normal" fo:font-family="'Humnst777 Lt BT'" style:font-family-asian="'Humnst777 Lt BT'" style:font-family-complex="'Humnst777 Lt BT'" fo:background-color="transparent" style:use-window-font-color="true"/>
    </style:style>
    <style:style style:name="T33" style:family="text">
      <style:text-properties fo:font-size="11.00pt" fo:font-weight="normal" fo:font-family="Arial" style:font-family-asian="Arial" style:font-family-complex="Arial" fo:background-color="transparent" fo:color="#040c28"/>
    </style:style>
    <style:style style:name="T34" style:family="text">
      <style:text-properties fo:font-size="11.00pt" fo:font-weight="normal" fo:font-family="Arial" style:font-family-asian="Arial" style:font-family-complex="Arial" fo:background-color="#ffffff" fo:color="#4d5156"/>
    </style:style>
    <style:style style:name="T35" style:family="text">
      <style:text-properties fo:font-size="11.00pt" fo:font-weight="normal" fo:font-family="Arial" style:font-family-asian="Arial" style:font-family-complex="Arial" fo:background-color="transparent" fo:color="#040c28"/>
    </style:style>
    <style:style style:name="T36" style:family="text">
      <style:text-properties fo:font-size="11.00pt" fo:font-weight="normal" fo:font-family="Arial" style:font-family-asian="Arial" style:font-family-complex="Arial" fo:background-color="#ffffff" fo:color="#4d5156"/>
    </style:style>
    <style:style style:name="T37" style:family="text">
      <style:text-properties fo:font-size="11.00pt" fo:font-weight="normal" fo:font-family="Arial" style:font-family-asian="Arial" style:font-family-complex="Arial" fo:background-color="#ffffff" fo:color="#4d5156"/>
    </style:style>
    <style:style style:name="T38" style:family="text">
      <style:text-properties fo:font-size="11.00pt" fo:font-weight="normal" fo:font-family="Arial" style:font-family-asian="Arial" style:font-family-complex="Arial" fo:background-color="#ffffff" fo:color="#4d5156"/>
    </style:style>
    <style:style style:name="T39" style:family="text">
      <style:text-properties fo:font-size="11.00pt" fo:font-weight="normal" fo:font-family="Barlow" style:font-family-asian="Barlow" style:font-family-complex="Barlow" fo:background-color="transparent" style:use-window-font-color="true"/>
    </style:style>
    <style:style style:name="T40" style:family="text">
      <style:text-properties fo:font-size="11.00pt" fo:font-weight="normal" fo:font-family="Arial" style:font-family-asian="Arial" style:font-family-complex="Arial" fo:background-color="#ffffff" fo:color="#4d5156"/>
    </style:style>
    <style:style style:name="T41" style:family="text">
      <style:text-properties fo:font-size="11.00pt" fo:font-weight="normal" fo:font-family="'Humnst777 Lt BT'" style:font-family-asian="'Humnst777 Lt BT'" style:font-family-complex="'Humnst777 Lt BT'" fo:background-color="transparent" style:use-window-font-color="true"/>
    </style:style>
    <style:style style:name="T42" style:family="text">
      <style:text-properties fo:font-size="11.00pt" fo:font-weight="normal" fo:font-family="Barlow" style:font-family-asian="Barlow" style:font-family-complex="Barlow" fo:background-color="transparent" style:use-window-font-color="true"/>
    </style:style>
    <style:style style:name="T43" style:family="text">
      <style:text-properties fo:font-size="11.00pt" fo:font-weight="normal" fo:font-family="'Humnst777 Lt BT'" style:font-family-asian="'Humnst777 Lt BT'" style:font-family-complex="'Humnst777 Lt BT'" fo:background-color="transparent" style:use-window-font-color="true"/>
    </style:style>
    <style:style style:name="P1" style:family="paragraph">
      <style:paragraph-properties fo:line-height="100.00%" fo:text-align="left" fo:margin-bottom="6.00pt">
        <style:tab-stops>
          <style:tab-stop style:position="35.40pt"/>
        </style:tab-stops>
      </style:paragraph-properties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Grupo:</text:span></text:p>
      <text:p text:style-name="P1"><text:span text:style-name="T1">Felipe Conde</text:span></text:p>
      <text:p text:style-name="P1"><text:span text:style-name="T1">Isabel Rosa</text:span></text:p>
      <text:p text:style-name="P1"><text:span text:style-name="T1">Pedro Artur</text:span></text:p>
      <text:p text:style-name="P1"><text:span text:style-name="T1"/></text:p>
      <text:p text:style-name="P1"><text:span text:style-name="T1">QUESTÕES: </text:span></text:p>
      <text:list text:style-name="L2">
        <text:list-item>
          <text:p text:style-name="P2"><text:span text:style-name="T1">Desenhe um esquema básico de arquitetura de computadores e seus componentes</text:span></text:p>
        </text:list-item>
        <text:list-item>
          <text:p text:style-name="P2"><text:span text:style-name="T1">O que é a<text:s/></text:span><text:span text:style-name="T2">CPU</text:span><text:span text:style-name="T3">? </text:span></text:p>
        </text:list-item>
        <text:list-item>
          <text:p text:style-name="P2"><text:span text:style-name="T3">O que a<text:s/></text:span><text:span text:style-name="T4">ULA</text:span><text:span text:style-name="T5">?</text:span></text:p>
        </text:list-item>
        <text:list-item>
          <text:p text:style-name="P2"><text:span text:style-name="T5">O que são os<text:s/></text:span><text:span text:style-name="T6">registradores</text:span><text:span text:style-name="T7">, para que servem, onde se localizam? </text:span></text:p>
        </text:list-item>
        <text:list-item>
          <text:p text:style-name="P2"><text:span text:style-name="T7">Quais são os tipos de memórias e qual a finalidade de cada uma delas:<text:s/></text:span><text:span text:style-name="T8">RAM, ROM, Eprom, Flash, memória de massa</text:span><text:span text:style-name="T9">. </text:span></text:p>
        </text:list-item>
        <text:list-item>
          <text:p text:style-name="P2"><text:span text:style-name="T9">O que é o<text:s/></text:span><text:span text:style-name="T10">DMA</text:span><text:span text:style-name="T11">, para que serve, como funciona?</text:span></text:p>
        </text:list-item>
        <text:list-item>
          <text:p text:style-name="P2"><text:span text:style-name="T11">O que é o<text:s/></text:span><text:span text:style-name="T12">CS</text:span><text:span text:style-name="T13"><text:s/></text:span><text:span text:style-name="T14">–</text:span><text:span text:style-name="T15"><text:s/>Chip select? </text:span></text:p>
        </text:list-item>
        <text:list-item>
          <text:p text:style-name="P2"><text:span text:style-name="T15">O que é o<text:s/></text:span><text:span text:style-name="T16">address bus<text:s/></text:span><text:span text:style-name="T17">e o<text:s/></text:span><text:span text:style-name="T18">data bus</text:span><text:span text:style-name="T19">? </text:span></text:p>
        </text:list-item>
        <text:list-item>
          <text:p text:style-name="P2"><text:span text:style-name="T19">Pesquisa sobre a arquitetura do processador<text:s/></text:span><text:span text:style-name="T20">I5</text:span><text:span text:style-name="T21"><text:s/>e do<text:s/></text:span><text:span text:style-name="T22">I7</text:span><text:span text:style-name="T23">,<text:s text:c="2"/>qual seu fabricante, início de fabricação, principais características. </text:span></text:p>
        </text:list-item>
        <text:list-item>
          <text:p text:style-name="P2"><text:span text:style-name="T23">O que é um processador<text:s/></text:span><text:span text:style-name="T24">dual core</text:span><text:span text:style-name="T25"><text:s/>e<text:s/></text:span><text:span text:style-name="T26">quad core</text:span><text:span text:style-name="T27">? Dê exemplos. </text:span></text:p>
        </text:list-item>
        <text:list-item>
          <text:p text:style-name="P2"><text:span text:style-name="T27">O que são<text:s/></text:span><text:span text:style-name="T28">Threads</text:span><text:span text:style-name="T29">? Dê um exemplo de utilização</text:span></text:p>
        </text:list-item>
        <text:list-item>
          <text:p text:style-name="P2"><text:span text:style-name="T29">Qual o uso da memória<text:s/></text:span><text:span text:style-name="T30">CACHE</text:span><text:span text:style-name="T31">?</text:span></text:p>
        </text:list-item>
      </text:list>
      <text:p text:style-name="P3"><text:span text:style-name="T31"/></text:p>
      <text:p text:style-name="P3"><text:span text:style-name="T32"/></text:p>
      <text:p text:style-name="P3"><text:span text:style-name="T32"/></text:p>
      <text:p text:style-name="P3"><text:span text:style-name="T32"/></text:p>
      <text:p text:style-name="P3"><text:span text:style-name="T32">1. CPU</text:span></text:p>
      <text:p text:style-name="P3"><text:span text:style-name="T32">Um componente eletrônico responsável pelo processamento de tarefas</text:span></text:p>
      <text:p text:style-name="P3"><text:span text:style-name="T32"/></text:p>
      <text:p text:style-name="P3"><text:span text:style-name="T32">2. ULA</text:span></text:p>
      <text:p text:style-name="P3"><text:span text:style-name="T33">um circuito combinatório responsável pela execução de somas, subtrações e funções lógicas, em um sistema digital</text:span><text:span text:style-name="T34">.</text:span></text:p>
      <text:p text:style-name="P3"><text:span text:style-name="T34"/></text:p>
      <text:p text:style-name="P3"><text:span text:style-name="T34">3. Registradores</text:span></text:p>
      <text:p text:style-name="P3"><text:span text:style-name="T35">um dispositivo usado para armazenar dados</text:span><text:span text:style-name="T36">.</text:span></text:p>
      <text:p text:style-name="P3"><text:span text:style-name="T36"/></text:p>
      <text:p text:style-name="P3"><text:span text:style-name="T36">4. RAM</text:span></text:p>
      <text:p text:style-name="P3"><text:span text:style-name="T36">Um componente volátil que armazena informação</text:span></text:p>
      <text:p text:style-name="P3"><text:span text:style-name="T36"/></text:p>
      <text:p text:style-name="P3"><text:span text:style-name="T36">5. ROM</text:span></text:p>
      <text:p text:style-name="P3"><text:span text:style-name="T37">Um componente não volátil de armazenamento que é incapaz de sobrescrever as informações gravadas</text:span><text:span text:style-name="T38"/></text:p>
      <text:p text:style-name="P3"><text:span text:style-name="T38"/></text:p>
      <text:p text:style-name="P3"><text:span text:style-name="T38">6. Eprom</text:span></text:p>
      <text:p text:style-name="P3"><text:span text:style-name="T38">Um componente não volátil que armazena informação</text:span></text:p>
      <text:p text:style-name="P3"><text:span text:style-name="T38"/></text:p>
      <text:p text:style-name="P3"><text:span text:style-name="T38">7. Flash</text:span></text:p>
      <text:p text:style-name="P3"><text:span text:style-name="T38">Um componente de não volátil de armazenamento</text:span></text:p>
      <text:p text:style-name="P3"><text:span text:style-name="T38"/></text:p>
      <text:p text:style-name="P3"><text:span text:style-name="T38">8. Memória de massa</text:span></text:p>
      <text:p text:style-name="P3"><text:span text:style-name="T39">Termo usado para armazenamento de grandes quantidades de dados de forma persistente e legível por máquina, como discos rígidos</text:span></text:p>
      <text:p text:style-name="P3"><text:span text:style-name="T39"/></text:p>
      <text:p text:style-name="P3"><text:span text:style-name="T39">9. DMA</text:span></text:p>
      <text:p text:style-name="P3"><text:span text:style-name="T39">Recurso fornecido por algumas arquiteturas de barramento de computador que permite que os dados sejam enviados diretamente de um dispositivo conectado (como uma unidade de disco) para a memória na placa-mãe do computador. </text:span></text:p>
      <text:p text:style-name="P3"><text:span text:style-name="T39"/></text:p>
      <text:p text:style-name="P3"><text:span text:style-name="T39">10. CS</text:span></text:p>
      <text:p text:style-name="P3"><text:span text:style-name="T39">Nome de uma linha de controle em eletrônica digital usada para selecionar um dos circuitos integrados entre vários conectados ao mesmo barramento de computador. </text:span></text:p>
      <text:p text:style-name="P3"><text:span text:style-name="T39"/></text:p>
      <text:p text:style-name="P3"><text:span text:style-name="T39">11. Address Bus</text:span></text:p>
      <text:p text:style-name="P3"><text:span text:style-name="T39">Um barramento de computador usado para especificar um endereço físico na memória</text:span></text:p>
      <text:p text:style-name="P3"><text:span text:style-name="T39"/></text:p>
      <text:p text:style-name="P3"><text:span text:style-name="T39">12. Data Bus</text:span></text:p>
      <text:p text:style-name="P3"><text:span text:style-name="T39">Um barramento de computador usado para transmitir dados entre componentes.</text:span></text:p>
      <text:p text:style-name="P3"><text:span text:style-name="T39"/></text:p>
      <text:p text:style-name="P3"><text:span text:style-name="T39">13. I5</text:span></text:p>
      <text:p text:style-name="P3"><text:span text:style-name="T39">Família de processadores x86 de 64 bits de desempenho intermediário projetados pela Intel<text:s/></text:span><text:span text:style-name="T40"/></text:p>
      <text:p text:style-name="P3"><text:span text:style-name="T41"/></text:p>
      <text:p text:style-name="P3"><text:span text:style-name="T41">14. I7</text:span></text:p>
      <text:p text:style-name="P3"><text:span text:style-name="T42">Família de processadores x86 de 64 bits de alto desempenho projetados pela Intel</text:span></text:p>
      <text:p text:style-name="P3"><text:span text:style-name="T42"/></text:p>
      <text:p text:style-name="P3"><text:span text:style-name="T42">15. Dual Core</text:span></text:p>
      <text:p text:style-name="P3"><text:span text:style-name="T42">Classe de processador com 2 núcleos. </text:span></text:p>
      <text:p text:style-name="P3"><text:span text:style-name="T42"/></text:p>
      <text:p text:style-name="P3"><text:span text:style-name="T42">16. Quad Core</text:span></text:p>
      <text:p text:style-name="P3"><text:span text:style-name="T42">Classe de processador com 4 núcleos. </text:span></text:p>
      <text:p text:style-name="P3"><text:span text:style-name="T42"/></text:p>
      <text:p text:style-name="P3"><text:span text:style-name="T42">17. Threads</text:span></text:p>
      <text:p text:style-name="P3"><text:span text:style-name="T42">Nome dado a um fluxo de execução dentro de um processo em um sistema operacional </text:span></text:p>
      <text:p text:style-name="P3"><text:span text:style-name="T42"/></text:p>
      <text:p text:style-name="P3"><text:span text:style-name="T42">18. Cache</text:span></text:p>
      <text:p text:style-name="P3"><text:span text:style-name="T42">Nome dado a uma memória de alta velocidade que armazena dados frequentemente acessados pelo processador, a fim de reduzir o tempo de acesso à memória principal (RAM) e melhorar o desempenho do sistema</text:span></text:p>
      <text:p text:style-name="P3"><text:span text:style-name="T4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